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200000002001071C6C.gif"/>
  <manifest:file-entry manifest:media-type="image/gif" manifest:full-path="Pictures/100002000000002000000020698D64A9.gif"/>
  <manifest:file-entry manifest:media-type="image/gif" manifest:full-path="Pictures/1000020000000020000000208E8C7E71.gif"/>
  <manifest:file-entry manifest:media-type="image/gif" manifest:full-path="Pictures/10000200000000200000002033691C31.gif"/>
  <manifest:file-entry manifest:media-type="image/gif" manifest:full-path="Pictures/100002000000002000000020FE6C91C0.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eft justified picture with paragraph anchor. No text flow.</text:p>
      <text:p text:style-name="Text_20_body"><draw:frame draw:style-name="fr1" draw:name="grafik1" text:anchor-type="paragraph" svg:width="0.847cm" svg:height="0.847cm" draw:z-index="1"><draw:image xlink:href="Pictures/1000020000000020000000208E8C7E71.gif" xlink:type="simple" xlink:show="embed" xlink:actuate="onLoad"/></draw:frame>Right justified picture with paragraph anchor. No text flow.</text:p>
      <text:p text:style-name="Text_20_body"><draw:frame draw:style-name="fr2" draw:name="grafik2" text:anchor-type="paragraph" svg:width="0.847cm" svg:height="0.847cm" draw:z-index="0"><draw:image xlink:href="Pictures/100002000000002000000020FE6C91C0.gif" xlink:type="simple" xlink:show="embed" xlink:actuate="onLoad"/></draw:frame>Lorem ipsum dolor sit amet, consectetuer adipiscing elit. Proin pede turpis, egestas eu, porttitor vitae, faucibus et, pede. Mauris ut ipsum. Donec iaculis mi vel magna. Etiam sodales, felis non porttitor iaculis, tortor ante tempor orci, et ultricies purus nisi ut orci.</text:p>
      <text:p text:style-name="Text_20_body"><draw:frame draw:style-name="fr3" draw:name="grafik3" text:anchor-type="paragraph" svg:width="0.847cm" svg:height="0.847cm" draw:z-index="2"><draw:image xlink:href="Pictures/100002000000002000000020698D64A9.gif" xlink:type="simple" xlink:show="embed" xlink:actuate="onLoad"/></draw:frame>Left justified with text flow. Sed eu nibh dapibus erat malesuada dictum. Nunc lorem urna, auctor eget, ultricies sit amet, molestie a, pede. Nullam leo enim, luctus sit amet, ornare vitae, volutpat in, ligula. Sed lacus tellus, ultrices eget, rhoncus quis, dignissim eu, ante.</text:p>
      <text:p text:style-name="Text_20_body"><draw:frame draw:style-name="fr5" draw:name="grafik5" text:anchor-type="paragraph" svg:width="0.847cm" svg:height="0.847cm" draw:z-index="4"><draw:image xlink:href="Pictures/10000200000000200000002033691C31.gif" xlink:type="simple" xlink:show="embed" xlink:actuate="onLoad"/></draw:frame>Right justified with text flow. Donec facilisis lobortis libero. Ut lobortis risus sit amet justo. Proin turpis. Mauris non nibh ac nunc iaculis molestie. Mauris augue. Pellentesque eget tellus vel eros pulvinar ultrices. Vestibulum pretium cursus eros. Maecenas felis lacus, feugiat at, consectetuer a, egestas et, purus.</text:p>
      <text:p text:style-name="Text_20_body">Centered. No text flow.</text:p>
      <text:p text:style-name="Text_20_body"><draw:frame draw:style-name="fr4" draw:name="grafik4" text:anchor-type="paragraph" svg:width="0.847cm" svg:height="0.847cm" draw:z-index="3"><draw:image xlink:href="Pictures/10000200000000200000002001071C6C.gif" xlink:type="simple" xlink:show="embed" xlink:actuate="onLoad"/></draw:frame>Vivamus viverra pellentesque orci. Morbi vitae nunc id sem interdum congue. Suspendisse ultricies. Pellentesque felis tellus, consectetuer nec, vehicula sed, molestie varius, turpis. Pellentesque enim mauris, accumsan non, lobortis eu, interdum et, justo. Etiam mattis interdum dui. Ut et elit vel orci tincidunt comm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Søren Roug</meta:initial-creator>
    <meta:creation-date>2008-03-12T21:00:36</meta:creation-date>
    <dc:creator>Søren Roug</dc:creator>
    <dc:date>2008-03-12T21:27:21</dc:date>
    <meta:editing-cycles>2</meta:editing-cycles>
    <meta:editing-duration>PT16M24S</meta:editing-duration>
    <meta:user-defined meta:name="Info 1"/>
    <meta:user-defined meta:name="Info 2"/>
    <meta:user-defined meta:name="Info 3"/>
    <meta:user-defined meta:name="Info 4"/>
    <meta:document-statistic meta:table-count="0" meta:image-count="5" meta:object-count="0" meta:page-count="1" meta:paragraph-count="7" meta:word-count="199" meta:character-count="1333"/>
  </office:meta>
</office:document-meta>
</file>